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0.45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9.0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2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8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10.107cm" svg:y="7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4cm" svg:height="1.022cm" svg:x="5.327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209cm" svg:y1="2.588cm" svg:x2="6.209cm" svg:y2="3.61cm">
          <text:p/>
        </draw:line>
        <draw:custom-shape draw:style-name="gr4" draw:text-style-name="P3" draw:layer="layout" svg:width="0.204cm" svg:height="0.204cm" svg:x="6.618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0.204cm" svg:height="0.204cm" svg:x="5.619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4cm" svg:height="1.022cm" svg:x="10.227cm" svg:y="2.58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09cm" svg:y1="2.588cm" svg:x2="11.109cm" svg:y2="3.61cm">
          <text:p/>
        </draw:line>
        <draw:custom-shape draw:style-name="gr4" draw:text-style-name="P3" draw:layer="layout" svg:width="0.204cm" svg:height="0.204cm" svg:x="10.519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082cm" svg:y1="2.575cm" svg:x2="12.047cm" svg:y2="3.591cm">
          <text:p/>
        </draw:line>
        <draw:line draw:style-name="gr5" draw:text-style-name="P2" draw:layer="layout" svg:x1="6.715cm" svg:y1="3.108cm" svg:x2="10.207cm" svg:y2="3.108cm">
          <text:p/>
        </draw:line>
        <draw:custom-shape draw:style-name="gr2" draw:text-style-name="P1" xml:id="id2" draw:id="id2" draw:layer="layout" svg:width="1.84cm" svg:height="1.022cm" svg:x="10.227cm" svg:y="4.98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09cm" svg:y1="4.988cm" svg:x2="11.109cm" svg:y2="6.01cm">
          <text:p/>
        </draw:line>
        <draw:custom-shape draw:style-name="gr4" draw:text-style-name="P3" draw:layer="layout" svg:width="0.204cm" svg:height="0.204cm" svg:x="11.518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04cm" svg:height="0.204cm" svg:x="10.519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53cm" svg:height="0.962cm" svg:x="10.171cm" svg:y="7.461cm">
          <draw:text-box>
            <text:p>1</text:p>
          </draw:text-box>
        </draw:frame>
        <draw:custom-shape draw:style-name="gr1" draw:text-style-name="P1" draw:layer="layout" svg:width="0.952cm" svg:height="0.952cm" svg:x="11.207cm" svg:y="7.4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853cm" svg:height="0.962cm" svg:x="11.271cm" svg:y="7.461cm">
          <draw:text-box>
            <text:p>2</text:p>
          </draw:text-box>
        </draw:frame>
        <draw:connector draw:style-name="gr7" draw:text-style-name="P2" draw:layer="layout" svg:x1="5.721cm" svg:y1="3.202cm" svg:x2="10.227cm" svg:y2="5.499cm" draw:start-shape="id1" draw:start-glue-point="8" draw:end-shape="id2" draw:end-glue-point="3" svg:d="M5721 3202v2297h4506" svg:viewBox="0 0 4507 2298">
          <text:p/>
        </draw:connector>
        <draw:line draw:style-name="gr8" draw:text-style-name="P2" draw:layer="layout" svg:x1="10.625cm" svg:y1="5.445cm" svg:x2="10.625cm" svg:y2="7.35cm">
          <text:p/>
        </draw:line>
        <draw:line draw:style-name="gr8" draw:text-style-name="P2" draw:layer="layout" svg:x1="11.625cm" svg:y1="5.445cm" svg:x2="11.625cm" svg:y2="7.35cm">
          <text:p/>
        </draw:line>
        <draw:line draw:style-name="gr9" draw:text-style-name="P2" draw:layer="layout" svg:x1="10.625cm" svg:y1="3.159cm" svg:x2="10.625cm" svg:y2="4.747cm">
          <text:p/>
        </draw:line>
        <draw:frame draw:style-name="gr6" draw:text-style-name="P6" draw:layer="layout" svg:width="0.853cm" svg:height="0.962cm" svg:x="4.672cm" svg:y="3.361cm">
          <draw:text-box>
            <text:p text:style-name="P5">1</text:p>
          </draw:text-box>
        </draw:frame>
        <draw:frame draw:style-name="gr6" draw:text-style-name="P6" draw:layer="layout" svg:width="0.853cm" svg:height="0.962cm" svg:x="9.473cm" svg:y="3.261cm">
          <draw:text-box>
            <text:p text:style-name="P5">2</text:p>
          </draw:text-box>
        </draw:frame>
        <draw:frame draw:style-name="gr6" draw:text-style-name="P6" draw:layer="layout" svg:width="0.853cm" svg:height="0.962cm" svg:x="9.474cm" svg:y="5.761cm">
          <draw:text-box>
            <text:p text:style-name="P5">3</text:p>
          </draw:text-box>
        </draw:frame>
        <draw:custom-shape draw:style-name="gr10" draw:text-style-name="P1" draw:layer="layout" svg:width="9.525cm" svg:height="1.588cm" svg:x="4.592cm" svg:y="10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4.117cm" svg:y1="10.907cm" svg:x2="4.592cm" svg:y2="10.907cm">
          <text:p/>
        </draw:line>
        <draw:line draw:style-name="gr3" draw:text-style-name="P2" draw:layer="layout" svg:x1="8.449cm" svg:y1="10.154cm" svg:x2="8.449cm" svg:y2="11.742cm">
          <text:p/>
        </draw:line>
        <draw:line draw:style-name="gr3" draw:text-style-name="P2" draw:layer="layout" svg:x1="10.349cm" svg:y1="10.154cm" svg:x2="10.349cm" svg:y2="11.742cm">
          <text:p/>
        </draw:line>
        <draw:line draw:style-name="gr3" draw:text-style-name="P2" draw:layer="layout" svg:x1="6.449cm" svg:y1="10.154cm" svg:x2="6.449cm" svg:y2="11.742cm">
          <text:p/>
        </draw:line>
        <draw:frame draw:style-name="gr11" draw:text-style-name="P7" draw:layer="layout" svg:width="0.739cm" svg:height="0.725cm" svg:x="5.23cm" svg:y="9.437cm">
          <draw:text-box>
            <text:p><text:span text:style-name="T1">0</text:span></text:p>
          </draw:text-box>
        </draw:frame>
        <draw:frame draw:style-name="gr11" draw:text-style-name="P7" draw:layer="layout" svg:width="0.739cm" svg:height="0.725cm" svg:x="7.131cm" svg:y="9.438cm">
          <draw:text-box>
            <text:p><text:span text:style-name="T1">1</text:span></text:p>
          </draw:text-box>
        </draw:frame>
        <draw:frame draw:style-name="gr11" draw:text-style-name="P7" draw:layer="layout" svg:width="0.739cm" svg:height="0.725cm" svg:x="9.032cm" svg:y="9.439cm">
          <draw:text-box>
            <text:p><text:span text:style-name="T1">2</text:span></text:p>
          </draw:text-box>
        </draw:frame>
        <draw:frame draw:style-name="gr12" draw:text-style-name="P7" draw:layer="layout" svg:width="0.739cm" svg:height="0.725cm" svg:x="10.933cm" svg:y="9.44cm">
          <draw:text-box>
            <text:p><text:span text:style-name="T1">3</text:span></text:p>
          </draw:text-box>
        </draw:frame>
        <draw:line draw:style-name="gr3" draw:text-style-name="P2" draw:layer="layout" svg:x1="12.249cm" svg:y1="10.154cm" svg:x2="12.249cm" svg:y2="11.742cm">
          <text:p/>
        </draw:line>
        <draw:frame draw:style-name="gr11" draw:text-style-name="P7" draw:layer="layout" svg:width="0.739cm" svg:height="0.725cm" svg:x="12.734cm" svg:y="9.441cm">
          <draw:text-box>
            <text:p><text:span text:style-name="T1">4</text:span></text:p>
          </draw:text-box>
        </draw:frame>
        <draw:frame draw:style-name="gr13" draw:text-style-name="P8" draw:layer="layout" svg:width="2.294cm" svg:height="0.67cm" svg:x="2.87cm" svg:y="10.172cm">
          <draw:text-box>
            <text:p><text:span text:style-name="T2">the-cars</text:span></text:p>
          </draw:text-box>
        </draw:frame>
        <draw:frame draw:style-name="gr14" draw:text-style-name="P8" draw:layer="layout" svg:width="2.478cm" svg:height="0.722cm" svg:x="2.852cm" svg:y="11.073cm">
          <draw:text-box>
            <text:p><text:span text:style-name="T2">the-cdrs</text:span></text:p>
          </draw:text-box>
        </draw:frame>
        <draw:frame draw:style-name="gr15" draw:text-style-name="P8" draw:layer="layout" svg:width="0.891cm" svg:height="0.645cm" svg:x="7.006cm" svg:y="10.173cm">
          <draw:text-box>
            <text:p><text:span text:style-name="T2">p3</text:span></text:p>
          </draw:text-box>
        </draw:frame>
        <draw:frame draw:style-name="gr16" draw:text-style-name="P8" draw:layer="layout" svg:width="0.891cm" svg:height="0.645cm" svg:x="7.007cm" svg:y="10.974cm">
          <draw:text-box>
            <text:p><text:span text:style-name="T2">p2</text:span></text:p>
          </draw:text-box>
        </draw:frame>
        <draw:frame draw:style-name="gr16" draw:text-style-name="P8" draw:layer="layout" svg:width="0.891cm" svg:height="0.645cm" svg:x="8.907cm" svg:y="10.174cm">
          <draw:text-box>
            <text:p><text:span text:style-name="T2">p3</text:span></text:p>
          </draw:text-box>
        </draw:frame>
        <draw:frame draw:style-name="gr15" draw:text-style-name="P8" draw:layer="layout" svg:width="0.891cm" svg:height="0.645cm" svg:x="8.908cm" svg:y="10.975cm">
          <draw:text-box>
            <text:p><text:span text:style-name="T2">e0</text:span></text:p>
          </draw:text-box>
        </draw:frame>
        <draw:frame draw:style-name="gr16" draw:text-style-name="P8" draw:layer="layout" svg:width="0.891cm" svg:height="0.645cm" svg:x="10.908cm" svg:y="10.175cm">
          <draw:text-box>
            <text:p><text:span text:style-name="T2">n1</text:span></text:p>
          </draw:text-box>
        </draw:frame>
        <draw:frame draw:style-name="gr16" draw:text-style-name="P8" draw:layer="layout" svg:width="0.891cm" svg:height="0.645cm" svg:x="10.909cm" svg:y="10.976cm">
          <draw:text-box>
            <text:p><text:span text:style-name="T2">n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9:09:42.428110355</meta:creation-date>
    <dc:date>2024-05-30T19:18:07.643236783</dc:date>
    <meta:editing-duration>PT8M25S</meta:editing-duration>
    <meta:editing-cycles>1</meta:editing-cycles>
    <meta:document-statistic meta:object-count="43"/>
    <meta:generator>LibreOffice/7.4.7.2$Linux_X86_64 LibreOffice_project/40$Build-2</meta:generator>
  </office:meta>
</office:document-meta>
</file>